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9346in"/>
    </style:style>
    <style:style style:name="co3" style:family="table-column">
      <style:table-column-properties fo:break-before="auto" style:column-width="1.588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label</text:p>
          </table:table-cell>
          <table:table-cell office:value-type="string">
            <text:p>amount</text:p>
          </table:table-cell>
          <table:table-cell office:value-type="string">
            <text:p>percentag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Économie </text:p>
          </table:table-cell>
          <table:table-cell office:value-type="float" office:value="2057.89">
            <text:p>2057.89</text:p>
          </table:table-cell>
          <table:table-cell table:formula="of:=[.C2]/[.$H$2]*100" office:value-type="float" office:value="0.544415343915344">
            <text:p>0.5444153439</text:p>
          </table:table-cell>
          <table:table-cell table:number-columns-repeated="2"/>
          <table:table-cell office:value-type="string">
            <text:p>total</text:p>
          </table:table-cell>
          <table:table-cell office:value-type="float" office:value="378000">
            <text:p>378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Écologie, développement et aménagement durables </text:p>
          </table:table-cell>
          <table:table-cell office:value-type="float" office:value="10017.07">
            <text:p>10017.07</text:p>
          </table:table-cell>
          <table:table-cell table:formula="of:=[.C3]/[.$H$2]*100" office:value-type="float" office:value="2.65001851851852">
            <text:p>2.650018518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lle et logement </text:p>
          </table:table-cell>
          <table:table-cell office:value-type="float" office:value="7593.21">
            <text:p>7593.21</text:p>
          </table:table-cell>
          <table:table-cell table:formula="of:=[.C4]/[.$H$2]*100" office:value-type="float" office:value="2.00878571428571">
            <text:p>2.008785714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avail et emploi </text:p>
          </table:table-cell>
          <table:table-cell office:value-type="float" office:value="12349.82">
            <text:p>12349.82</text:p>
          </table:table-cell>
          <table:table-cell table:formula="of:=[.C5]/[.$H$2]*100" office:value-type="float" office:value="3.26714814814815">
            <text:p>3.2671481481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écurité civile </text:p>
          </table:table-cell>
          <table:table-cell office:value-type="float" office:value="459.76">
            <text:p>459.76</text:p>
          </table:table-cell>
          <table:table-cell table:formula="of:=[.C6]/[.$H$2]*100" office:value-type="float" office:value="0.12162962962963">
            <text:p>0.1216296296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écurité </text:p>
          </table:table-cell>
          <table:table-cell office:value-type="float" office:value="16804.21">
            <text:p>16804.21</text:p>
          </table:table-cell>
          <table:table-cell table:formula="of:=[.C7]/[.$H$2]*100" office:value-type="float" office:value="4.4455582010582">
            <text:p>4.4455582011</text:p>
          </table:table-cell>
          <table:table-cell table:number-columns-repeated="3"/>
          <table:table-cell office:value-type="string">
            <text:p>Source :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port, jeunesse et vie associative </text:p>
          </table:table-cell>
          <table:table-cell office:value-type="float" office:value="418.59">
            <text:p>418.59</text:p>
          </table:table-cell>
          <table:table-cell table:formula="of:=[.C8]/[.$H$2]*100" office:value-type="float" office:value="0.110738095238095">
            <text:p>0.1107380952</text:p>
          </table:table-cell>
          <table:table-cell table:number-columns-repeated="3"/>
          <table:table-cell office:value-type="string">
            <text:p>http://deep-stone-7721.herokuapp.com/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olidarité, insertion et égalité des chances </text:p>
          </table:table-cell>
          <table:table-cell office:value-type="float" office:value="12371.61">
            <text:p>12371.61</text:p>
          </table:table-cell>
          <table:table-cell table:formula="of:=[.C9]/[.$H$2]*100" office:value-type="float" office:value="3.2729126984127">
            <text:p>3.2729126984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anté </text:p>
          </table:table-cell>
          <table:table-cell office:value-type="float" office:value="1221.63">
            <text:p>1221.63</text:p>
          </table:table-cell>
          <table:table-cell table:formula="of:=[.C10]/[.$H$2]*100" office:value-type="float" office:value="0.32318253968254">
            <text:p>0.3231825397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égimes sociaux et de retraite </text:p>
          </table:table-cell>
          <table:table-cell office:value-type="float" office:value="6027.81">
            <text:p>6027.81</text:p>
          </table:table-cell>
          <table:table-cell table:formula="of:=[.C11]/[.$H$2]*100" office:value-type="float" office:value="1.59465873015873">
            <text:p>1.594658730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emboursements et dégrèvements </text:p>
          </table:table-cell>
          <table:table-cell office:value-type="float" office:value="82152.56">
            <text:p>82152.56</text:p>
          </table:table-cell>
          <table:table-cell table:formula="of:=[.C12]/[.$H$2]*100" office:value-type="float" office:value="21.7334814814815">
            <text:p>21.733481481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elations avec les collectivités territoriales </text:p>
          </table:table-cell>
          <table:table-cell office:value-type="float" office:value="2685.07">
            <text:p>2685.07</text:p>
          </table:table-cell>
          <table:table-cell table:formula="of:=[.C13]/[.$H$2]*100" office:value-type="float" office:value="0.710335978835979">
            <text:p>0.7103359788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echerche et enseignement supérieur </text:p>
          </table:table-cell>
          <table:table-cell office:value-type="float" office:value="25359.34">
            <text:p>25359.34</text:p>
          </table:table-cell>
          <table:table-cell table:formula="of:=[.C14]/[.$H$2]*100" office:value-type="float" office:value="6.70882010582011">
            <text:p>6.7088201058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rovisions </text:p>
          </table:table-cell>
          <table:table-cell office:value-type="float" office:value="34.07">
            <text:p>34.07</text:p>
          </table:table-cell>
          <table:table-cell table:formula="of:=[.C15]/[.$H$2]*100" office:value-type="float" office:value="0.00901322751322751">
            <text:p>0.009013227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ouvoirs publics </text:p>
          </table:table-cell>
          <table:table-cell office:value-type="float" office:value="1017.92">
            <text:p>1017.92</text:p>
          </table:table-cell>
          <table:table-cell table:formula="of:=[.C16]/[.$H$2]*100" office:value-type="float" office:value="0.269291005291005">
            <text:p>0.2692910053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olitique des territoires </text:p>
          </table:table-cell>
          <table:table-cell office:value-type="float" office:value="350.28">
            <text:p>350.28</text:p>
          </table:table-cell>
          <table:table-cell table:formula="of:=[.C17]/[.$H$2]*100" office:value-type="float" office:value="0.0926666666666667">
            <text:p>0.0926666667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utre-mer </text:p>
          </table:table-cell>
          <table:table-cell office:value-type="float" office:value="2155.92">
            <text:p>2155.92</text:p>
          </table:table-cell>
          <table:table-cell table:formula="of:=[.C18]/[.$H$2]*100" office:value-type="float" office:value="0.570349206349206">
            <text:p>0.5703492063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édias, livre et industries culturelles </text:p>
          </table:table-cell>
          <table:table-cell office:value-type="float" office:value="1450.82">
            <text:p>1450.82</text:p>
          </table:table-cell>
          <table:table-cell table:formula="of:=[.C19]/[.$H$2]*100" office:value-type="float" office:value="0.383814814814815">
            <text:p>0.3838148148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ustice </text:p>
          </table:table-cell>
          <table:table-cell office:value-type="float" office:value="8957.18">
            <text:p>8957.18</text:p>
          </table:table-cell>
          <table:table-cell table:formula="of:=[.C20]/[.$H$2]*100" office:value-type="float" office:value="2.36962433862434">
            <text:p>2.3696243386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Immigration, asile et intégration </text:p>
          </table:table-cell>
          <table:table-cell office:value-type="float" office:value="563.72">
            <text:p>563.72</text:p>
          </table:table-cell>
          <table:table-cell table:formula="of:=[.C21]/[.$H$2]*100" office:value-type="float" office:value="0.149132275132275">
            <text:p>0.149132275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estion des finances publiques et des ressources humaines </text:p>
          </table:table-cell>
          <table:table-cell office:value-type="float" office:value="11722.29">
            <text:p>11722.29</text:p>
          </table:table-cell>
          <table:table-cell table:formula="of:=[.C22]/[.$H$2]*100" office:value-type="float" office:value="3.10113492063492">
            <text:p>3.1011349206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Enseignement scolaire </text:p>
          </table:table-cell>
          <table:table-cell office:value-type="float" office:value="61905.25">
            <text:p>61905.25</text:p>
          </table:table-cell>
          <table:table-cell table:formula="of:=([.C23]/[.$H$2]*100)-0.1164497354" office:value-type="float" office:value="16.2606005291503">
            <text:p>16.2606005292</text:p>
          </table:table-cell>
          <table:table-cell office:value-type="string">
            <text:p>!! donnée corrigée pour arriver à 100%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ngagements financiers de l'État </text:p>
          </table:table-cell>
          <table:table-cell office:value-type="float" office:value="46925.91">
            <text:p>46925.91</text:p>
          </table:table-cell>
          <table:table-cell table:formula="of:=[.C24]/[.$H$2]*100" office:value-type="float" office:value="12.4142619047619">
            <text:p>12.414261904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éfense </text:p>
          </table:table-cell>
          <table:table-cell office:value-type="float" office:value="41972.72">
            <text:p>41972.72</text:p>
          </table:table-cell>
          <table:table-cell table:formula="of:=[.C25]/[.$H$2]*100" office:value-type="float" office:value="11.1038941798942">
            <text:p>11.1038941799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Direction de l'action du Gouvernement </text:p>
          </table:table-cell>
          <table:table-cell office:value-type="float" office:value="1525.04">
            <text:p>1525.04</text:p>
          </table:table-cell>
          <table:table-cell table:formula="of:=[.C26]/[.$H$2]*100" office:value-type="float" office:value="0.403449735449736">
            <text:p>0.4034497354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ulture </text:p>
          </table:table-cell>
          <table:table-cell office:value-type="float" office:value="2717.38">
            <text:p>2717.38</text:p>
          </table:table-cell>
          <table:table-cell table:formula="of:=[.C27]/[.$H$2]*100" office:value-type="float" office:value="0.718883597883598">
            <text:p>0.7188835979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nseil et contrôle de l'État </text:p>
          </table:table-cell>
          <table:table-cell office:value-type="float" office:value="615.55">
            <text:p>615.55</text:p>
          </table:table-cell>
          <table:table-cell table:formula="of:=[.C28]/[.$H$2]*100" office:value-type="float" office:value="0.162843915343915">
            <text:p>0.1628439153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Anciens combattants, mémoire et liens avec la nation </text:p>
          </table:table-cell>
          <table:table-cell office:value-type="float" office:value="3313.18">
            <text:p>3313.18</text:p>
          </table:table-cell>
          <table:table-cell table:formula="of:=[.C29]/[.$H$2]*100" office:value-type="float" office:value="0.876502645502645">
            <text:p>0.8765026455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Aide publique au développement </text:p>
          </table:table-cell>
          <table:table-cell office:value-type="float" office:value="4575.13">
            <text:p>4575.13</text:p>
          </table:table-cell>
          <table:table-cell table:formula="of:=[.C30]/[.$H$2]*100" office:value-type="float" office:value="1.21035185185185">
            <text:p>1.210351851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griculture, pêche, alimentation, forêt et affaires rurales </text:p>
          </table:table-cell>
          <table:table-cell office:value-type="float" office:value="3586.05">
            <text:p>3586.05</text:p>
          </table:table-cell>
          <table:table-cell table:formula="of:=[.C31]/[.$H$2]*100" office:value-type="float" office:value="0.948690476190476">
            <text:p>0.9486904762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Administration générale et territoriale de l'État </text:p>
          </table:table-cell>
          <table:table-cell office:value-type="float" office:value="2570.5">
            <text:p>2570.5</text:p>
          </table:table-cell>
          <table:table-cell table:formula="of:=[.C32]/[.$H$2]*100" office:value-type="float" office:value="0.680026455026455">
            <text:p>0.680026455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ction extérieure de l'État </text:p>
          </table:table-cell>
          <table:table-cell office:value-type="float" office:value="2962.7">
            <text:p>2962.7</text:p>
          </table:table-cell>
          <table:table-cell table:formula="of:=[.C33]/[.$H$2]*100" office:value-type="float" office:value="0.783783068783069">
            <text:p>0.78378306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otal : 378 Milliards d'€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SUM([.C2:.C33])" office:value-type="float" office:value="378440.18">
            <text:p>378440.18</text:p>
          </table:table-cell>
          <table:table-cell table:formula="of:=SUM([.D2:.D33])" office:value-type="float" office:value="100.00000000005">
            <text:p>100.0000000001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6]*1000000" office:value-type="float" office:value="378440180000">
            <text:p>378440180000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12/04/2013</text:date>, <text:time>05:0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ndré</meta:initial-creator>
    <meta:creation-date>2013-11-30T13:24:05</meta:creation-date>
    <dc:date>2013-12-04T05:04:39</dc:date>
    <dc:creator>Florent André</dc:creator>
    <meta:editing-duration>PT4H15M40S</meta:editing-duration>
    <meta:editing-cycles>7</meta:editing-cycles>
    <meta:generator>OpenOffice/4.0.0$Unix OpenOffice.org_project/400m3$Build-9702</meta:generator>
    <meta:document-statistic meta:table-count="3" meta:cell-count="141" meta:object-count="0"/>
  </office:meta>
</office:document-meta>
</file>